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</office:font-face-decls>
  <office:automatic-styles>
    <style:style style:name="P1" style:family="paragraph" style:parent-style-name="Standard">
      <style:text-properties style:font-name="Arial" fo:font-size="12.0pt" fo:color="#000000"/>
    </style:style>
    <style:style style:name="P2" style:family="paragraph" style:parent-style-name="Standard">
      <style:text-properties style:font-name="Arial" fo:font-size="12.0pt" fo:color="#0433ff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Arial" fo:font-size="12.0pt" fo:color="#2b4714"/>
    </style:style>
    <style:style style:name="P4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Arial" fo:font-size="12.0pt" fo:color="#3f691e"/>
    </style:style>
    <style:style style:name="P5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Arial" fo:font-size="12.0pt" fo:color="#0433ff"/>
    </style:style>
    <style:style style:name="P6" style:family="paragraph" style:parent-style-name="Standard">
      <style:text-properties style:font-name="Times" fo:font-size="12.0pt"/>
    </style:style>
    <style:style style:name="T1" style:family="text">
      <style:text-properties fo:letter-spacing="0.0000in"/>
    </style:style>
    <style:style style:name="T2" style:family="text">
      <style:text-properties fo:color="#0433ff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✓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Experiments:</text:span></text:p>
      <text:p text:style-name="P1"><text:span text:style-name="T1">We compare TM-ATAM to ATAM and show that TM-ATAM does better.</text:span></text:p>
      <text:p text:style-name="P1"><text:span text:style-name="T1">We also compare TM-ATAM to TM-LDA and show that TM-ATAM does better.</text:span></text:p>
      <text:p text:style-name="P1"><text:span text:style-name="T1">We explore some of TM-ATAM parameters and explain the results.</text:span></text:p>
      <text:p text:style-name="P2"><text:span text:style-name="T1">We are missing a comparison of TM-ATAM to the CDC (ground-truth).</text:span></text:p>
      <text:list text:style-name="L1">
        <text:list-item>
          <text:p text:style-name="P3"><text:span text:style-name="T1">We have CDC data (on weekly basis) and on U.S. states</text:span></text:p>
        </text:list-item>
        <text:list-item>
          <text:p text:style-name="P3">Run ATAM on US states separately</text:p>
        </text:list-item>
        <text:list-item>
          <text:p text:style-name="P3">Divide distributions in weeks</text:p>
        </text:list-item>
        <text:list-item>
          <text:p text:style-name="P3">Discover CDC diseases</text:p>
        </text:list-item>
      </text:list>
      <text:p text:style-name="P2"/>
      <text:p text:style-name="P1"/>
      <text:p text:style-name="P1"><text:span text:style-name="T1">Model:</text:span></text:p>
      <text:p text:style-name="P2"><text:span text:style-name="T1">In the new version, we propose T-ATAM (needs to be formalized in the draft)</text:span></text:p>
      <text:list text:style-name="L1">
        <text:list-item>
          <text:p text:style-name="P4"><text:span text:style-name="T1">Generative Process and Model is already there</text:span></text:p>
        </text:list-item>
        <text:list-item>
          <text:p text:style-name="P5">Somebody should review. What else?</text:p>
        </text:list-item>
      </text:list>
      <text:p text:style-name="P1"><text:span text:style-name="T1">Recall that this is the version where time is a multinomial variable.</text:span></text:p>
      <text:p text:style-name="P1"/>
      <text:p text:style-name="P1"><text:span text:style-name="T1">Experiments:</text:span></text:p>
      <text:p text:style-name="P2"><text:span text:style-name="T1">Compare T-ATAM with CDC (United States)</text:span></text:p>
      <text:list text:style-name="L1">
        <text:list-item>
          <text:p text:style-name="P3"><text:span text:style-name="T1">CDC is on weeks so TATAM has to be run on the US states with week as time granularity - TATAM has been already run on U.S. states with week granularity</text:span></text:p>
        </text:list-item>
        <text:list-item>
          <text:p text:style-name="P5">How to compare? - Discovery of diseases?</text:p>
        </text:list-item>
      </text:list>
      <text:p text:style-name="P2"><text:span text:style-name="T1">Compare T-ATAM with TM-ATAM (Months?)</text:span></text:p>
      <text:list text:style-name="L1">
        <text:list-item>
          <text:p text:style-name="P3"><text:span text:style-name="T2"/>TM-ATAM was on months so T-ATAM also on months as input? - TATAM has already been run on all health tweets on month granularity</text:p>
        </text:list-item>
        <text:list-item>
          <text:p text:style-name="P5">How to compare? Perplexity?</text:p>
        </text:list-item>
      </text:list>
      <text:p text:style-name="P2"><text:span text:style-name="T1">Study T-ATAM parameters (set time variable to days/weeks/months)</text:span></text:p>
      <text:list text:style-name="L1">
        <text:list-item>
          <text:p text:style-name="P3"><text:span text:style-name="T1">TATAM has been run with time set to days/weeks/months</text:span></text:p>
        </text:list-item>
        <text:list-item>
          <text:p text:style-name="P5">Analysis has to be done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